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DDOngoingStubbingImpl.will( Answer &lt; ? &gt; answ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DDStubberImpl.given( T moc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henImpl.shouldHaveNoMoreInterac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DDMockito.willReturn( Object toBeReturn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DDMockito.willReturn( Object toBeReturned , Object ... toBeReturnedN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DDOngoingStubbingImpl.willThrow( Class &lt; ? extends Throwable &gt; throwableType , Class &lt; ? extends Throwable &gt; ... throwableTyp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DDStubberImpl.willThrow( Class &lt; ? extends Throwable &gt; toBeThrow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henImpl.ThenImpl( T moc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DDStubberImpl.willDoNoth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DDMockito.willThrow( Class &lt; ? extends Throwable &gt; toBeThrown , Class &lt; ? extends Throwable &gt; ... throwableTyp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DDStubberImpl.willReturn( Object toBeReturn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DDMockito.will( Answer &lt; ? &gt; answ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DDMockito.given( T methodCal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DDStubberImpl.willThrow( Throwable ... toBeThrow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DDStubberImpl.will( Answer &lt; ? &gt; answ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DDOngoingStubbingImpl.willCallReal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DDMockito.willThrow( Class &lt; ? extends Throwable &gt; toBeThrow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DDOngoingStubbingImpl.willAnswer( Answer &lt; ? &gt; answ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DDMockito.willCallReal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DDMockito.willAnswer( Answer &lt; ? &gt; answ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henImpl.shoul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DDMockito.then( T moc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DDMockito.willDoNoth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DDStubberImpl.willAnswer( Answer &lt; ? &gt; answ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DDStubberImpl.willThrow( Class &lt; ? extends Throwable &gt; toBeThrown , Class &lt; ? extends Throwable &gt; ... nextToBeThrow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DDStubberImpl.willCallReal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DDOngoingStubbingImpl.getMoc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henImpl.should( VerificationMode m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DDOngoingStubbingImpl.willReturn( T value , T ... valu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DDOngoingStubbingImpl.willReturn( 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DDMockito.willThrow( Throwable ... toBeThrow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DDOngoingStubbingImpl.willThrow( Throwable ... throwabl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DDOngoingStubbingImpl.BDDOngoingStubbingImpl( OngoingStubbing &lt; T &gt; ongoingStubb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DDStubberImpl.willReturn( Object toBeReturned , Object ... nextToBeReturn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DDStubberImpl.BDDStubberImpl( Stubber mockitoStubb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henImpl.should( InOrder inOr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DDOngoingStubbingImpl.willThrow( Class &lt; ? extends Throwable &gt; throwable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henImpl.shouldHaveNoInterac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henImpl.should( InOrder inOrder , VerificationMode m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